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47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02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1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.976cm"/>
    </style:style>
    <style:style style:name="gr6" style:family="graphic" style:parent-style-name="objectwithoutfill">
      <style:graphic-properties svg:stroke-width="0.04cm" svg:stroke-color="#9900ff" draw:marker-start-width="0.32cm" draw:marker-end="Symmetric_20_Arrow" draw:marker-end-width="0.2cm" draw:fill="none" draw:textarea-vertical-align="middle" fo:padding-top="0.145cm" fo:padding-bottom="0.145cm" fo:padding-left="0.27cm" fo:padding-right="0.27cm"/>
    </style:style>
    <style:style style:name="gr7" style:family="graphic" style:parent-style-name="objectwithoutfill">
      <style:graphic-properties svg:stroke-width="0.04cm" svg:stroke-color="#9900ff" draw:marker-start="" draw:marker-start-width="0.26cm" draw:marker-end-width="0.32cm" draw:fill="none" draw:textarea-vertical-align="middle" fo:padding-top="0.145cm" fo:padding-bottom="0.145cm" fo:padding-left="0.27cm" fo:padding-right="0.27cm"/>
    </style:style>
    <style:style style:name="gr8" style:family="graphic" style:parent-style-name="objectwithoutfill">
      <style:graphic-properties svg:stroke-width="0.08cm" svg:stroke-color="#0000cc" draw:marker-start-width="0.455cm" draw:marker-end="" draw:marker-end-width="0.335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svg:stroke-width="0.08cm" svg:stroke-color="#cc0000" draw:marker-start="Symmetric_20_Arrow" draw:marker-start-width="0.25cm" draw:marker-end="" draw:marker-end-width="0.315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4cm" svg:stroke-color="#993366" draw:marker-start-width="0.335cm" draw:marker-end="" draw:marker-end-width="0.285cm" draw:fill="none" draw:textarea-vertical-align="middle" fo:padding-top="0.145cm" fo:padding-bottom="0.145cm" fo:padding-left="0.27cm" fo:padding-right="0.27cm"/>
    </style:style>
    <style:style style:name="gr12" style:family="graphic" style:parent-style-name="objectwithoutfill">
      <style:graphic-properties svg:stroke-width="0.04cm" svg:stroke-color="#993366" draw:marker-start-width="0.335cm" draw:marker-end-width="0.335cm" draw:fill="none" draw:textarea-vertical-align="middle" fo:padding-top="0.145cm" fo:padding-bottom="0.145cm" fo:padding-left="0.27cm" fo:padding-right="0.27cm"/>
    </style:style>
    <style:style style:name="gr13" style:family="graphic" style:parent-style-name="objectwithoutfill">
      <style:graphic-properties svg:stroke-color="#993366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39cm"/>
    </style:style>
    <style:style style:name="gr15" style:family="graphic" style:parent-style-name="standard">
      <style:graphic-properties draw:fill="none" draw:textarea-vertical-align="middle"/>
    </style:style>
    <style:style style:name="gr16" style:family="graphic" style:parent-style-name="objectwithoutfill">
      <style:graphic-properties svg:stroke-width="0.05cm" svg:stroke-color="#9900ff" draw:marker-start="" draw:marker-start-width="0.355cm" draw:marker-end="Symmetric_20_Arrow" draw:marker-end-width="0.23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4cm" svg:stroke-color="#9900ff" draw:marker-start="" draw:marker-start-width="0.32cm" draw:marker-end="Symmetric_20_Arrow" draw:marker-end-width="0.2cm" draw:fill="none" draw:textarea-vertical-align="middle" fo:padding-top="0.145cm" fo:padding-bottom="0.145cm" fo:padding-left="0.27cm" fo:padding-right="0.27cm"/>
    </style:style>
    <style:style style:name="gr18" style:family="graphic" style:parent-style-name="objectwithoutfill">
      <style:graphic-properties svg:stroke-width="0.05cm" svg:stroke-color="#9900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996600" draw:marker-start="" draw:marker-start-width="0.355cm" draw:marker-end="Symmetric_20_Arrow" draw:marker-end-width="0.235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cm" svg:stroke-color="#996600" draw:marker-start="Symmetric_20_Arrow" draw:marker-start-width="0.235cm" draw:marker-end-width="0.355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cm" svg:stroke-color="#996600" draw:marker-start-width="0.355cm" draw:marker-end="Symmetric_20_Arrow" draw:marker-end-width="0.235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8cm" svg:stroke-color="#0000cc" draw:marker-start="Symmetric_20_Arrow" draw:marker-start-width="0.25cm" draw:marker-end="" draw:marker-end-width="0.315cm" draw:fill="none" draw:textarea-vertical-align="middle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4cm" svg:stroke-color="#993366" draw:marker-start="" draw:marker-start-width="0.335cm" draw:marker-end="" draw:marker-end-width="0.215cm" draw:fill="none" draw:textarea-vertical-align="middle" fo:padding-top="0.145cm" fo:padding-bottom="0.145cm" fo:padding-left="0.27cm" fo:padding-right="0.27cm"/>
    </style:style>
    <style:style style:name="gr25" style:family="graphic" style:parent-style-name="objectwithoutfill">
      <style:graphic-properties svg:stroke-width="0.04cm" svg:stroke-color="#993366" draw:marker-start="" draw:marker-start-width="0.335cm" draw:marker-end-width="0.335cm" draw:fill="none" draw:textarea-vertical-align="middle" fo:padding-top="0.145cm" fo:padding-bottom="0.145cm" fo:padding-left="0.27cm" fo:padding-right="0.27cm"/>
    </style:style>
    <style:style style:name="gr26" style:family="graphic" style:parent-style-name="objectwithoutfill">
      <style:graphic-properties svg:stroke-width="0.05cm" svg:stroke-color="#9900ff" draw:marker-start-width="0.355cm" draw:marker-end="Symmetric_20_Arrow" draw:marker-end-width="0.21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cm" svg:stroke-color="#996600" draw:marker-start="Symmetric_20_Arrow" draw:marker-start-width="0.21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cm" svg:stroke-color="#9900ff" draw:marker-start-width="0.375cm" draw:marker-end-width="0.375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05cm" svg:stroke-color="#996600" draw:marker-start-width="0.355cm" draw:marker-end="" draw:marker-end-width="0.23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width="0.05cm" svg:stroke-color="#996600" draw:marker-start="Symmetric_20_Arrow" draw:marker-start-width="0.2cm" draw:marker-end="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8cm" svg:stroke-color="#0000cc" draw:marker-start="" draw:marker-start-width="0.315cm" draw:marker-end="Symmetric_20_Arrow" draw:marker-end-width="0.245cm" draw:fill="none" draw:textarea-vertical-align="middle" fo:padding-top="0.165cm" fo:padding-bottom="0.165cm" fo:padding-left="0.29cm" fo:padding-right="0.29cm"/>
    </style:style>
    <style:style style:name="gr32" style:family="graphic" style:parent-style-name="objectwithoutfill">
      <style:graphic-properties svg:stroke-width="0.08cm" svg:stroke-color="#0000cc" draw:marker-start="" draw:marker-start-width="0.335cm" draw:marker-end="" draw:marker-end-width="0.455cm" draw:fill="none" draw:textarea-vertical-align="middle" fo:padding-top="0.165cm" fo:padding-bottom="0.165cm" fo:padding-left="0.29cm" fo:padding-right="0.29cm"/>
    </style:style>
    <style:style style:name="gr33" style:family="graphic" style:parent-style-name="objectwithoutfill">
      <style:graphic-properties svg:stroke-width="0.08cm" svg:stroke-color="#cc0000" draw:marker-start="" draw:marker-start-width="0.315cm" draw:marker-end-width="0.455cm" draw:fill="none" draw:textarea-vertical-align="middle" fo:padding-top="0.165cm" fo:padding-bottom="0.165cm" fo:padding-left="0.29cm" fo:padding-right="0.29cm"/>
    </style:style>
    <style:style style:name="gr34" style:family="graphic" style:parent-style-name="objectwithoutfill">
      <style:graphic-properties svg:stroke-width="0.08cm" svg:stroke-color="#cc0000" draw:marker-start-width="0.49cm" draw:marker-end="Arrow" draw:marker-end-width="0.23cm" draw:fill="none" draw:textarea-vertical-align="middle" fo:padding-top="0.165cm" fo:padding-bottom="0.165cm" fo:padding-left="0.29cm" fo:padding-right="0.29cm"/>
    </style:style>
    <style:style style:name="gr35" style:family="graphic" style:parent-style-name="objectwithoutfill">
      <style:graphic-properties svg:stroke-width="0.08cm" svg:stroke-color="#cc0000" draw:marker-start-width="0.455cm" draw:marker-end="Symmetric_20_Arrow" draw:marker-end-width="0.25cm" draw:fill="none" draw:textarea-vertical-align="middle" fo:padding-top="0.165cm" fo:padding-bottom="0.165cm" fo:padding-left="0.29cm" fo:padding-right="0.29cm"/>
    </style:style>
    <style:style style:name="gr36" style:family="graphic" style:parent-style-name="objectwithoutfill">
      <style:graphic-properties svg:stroke-width="0.08cm" svg:stroke-color="#0000cc" draw:marker-start="Arrow" draw:marker-start-width="0.245cm" draw:marker-end="" draw:marker-end-width="0.335cm" draw:fill="none" draw:textarea-vertical-align="middle" fo:padding-top="0.165cm" fo:padding-bottom="0.165cm" fo:padding-left="0.29cm" fo:padding-right="0.2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0cm"/>
    </style:style>
    <style:style style:name="gr38" style:family="graphic" style:parent-style-name="standard">
      <style:graphic-properties draw:stroke="none" svg:stroke-color="#000000" draw:fill="none" draw:fill-color="#ffffff" fo:min-height="0.779cm"/>
    </style:style>
    <style:style style:name="gr39" style:family="graphic" style:parent-style-name="objectwithoutfill">
      <style:graphic-properties svg:stroke-width="0.05cm" svg:stroke-color="#9900ff" draw:marker-start="" draw:marker-start-width="0.355cm" draw:marker-end="" draw:marker-end-width="0.355cm" draw:fill="none" draw:textarea-vertical-align="middle" fo:padding-top="0.15cm" fo:padding-bottom="0.15cm" fo:padding-left="0.275cm" fo:padding-right="0.275cm"/>
    </style:style>
    <style:style style:name="gr40" style:family="graphic" style:parent-style-name="objectwithoutfill">
      <style:graphic-properties draw:stroke="dash" draw:stroke-dash="Fine_20_Dashed_20__28_var_29_" draw:fill="none" draw:textarea-vertical-align="middle"/>
    </style:style>
    <style:style style:name="gr41" style:family="graphic" style:parent-style-name="objectwithoutfill">
      <style:graphic-properties svg:stroke-width="0.08cm" svg:stroke-color="#cc0000" draw:marker-start="Symmetric_20_Arrow" draw:marker-start-width="0.245cm" draw:marker-end="" draw:marker-end-width="0.335cm" draw:fill="none" draw:textarea-vertical-align="middle" fo:padding-top="0.165cm" fo:padding-bottom="0.165cm" fo:padding-left="0.29cm" fo:padding-right="0.29cm"/>
    </style:style>
    <style:style style:name="gr42" style:family="graphic" style:parent-style-name="objectwithoutfill">
      <style:graphic-properties svg:stroke-width="0.05cm" svg:stroke-color="#9900ff" draw:marker-start="" draw:marker-start-width="0.355cm" draw:marker-end="Symmetric_20_Arrow" draw:marker-end-width="0.2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rect draw:style-name="gr1" draw:text-style-name="P1" draw:layer="layout" svg:width="2.75cm" svg:height="2.931cm" svg:x="19.25cm" svg:y="2.75cm">
          <text:p/>
        </draw:rect>
        <draw:frame draw:style-name="gr2" draw:layer="layout" svg:width="1.979cm" svg:height="0.64cm" svg:x="22.867cm" svg:y="2.681cm">
          <draw:text-box>
            <text:p>H riaszt <text:s text:c="2"/></text:p>
          </draw:text-box>
        </draw:frame>
        <draw:frame draw:style-name="gr3" draw:layer="layout" svg:width="1.522cm" svg:height="0.64cm" svg:x="22.75cm" svg:y="5.181cm">
          <draw:text-box>
            <text:p>H min </text:p>
          </draw:text-box>
        </draw:frame>
        <draw:frame draw:style-name="gr4" draw:layer="layout" svg:width="1.624cm" svg:height="0.64cm" svg:x="22.851cm" svg:y="3.362cm">
          <draw:text-box>
            <text:p>H max </text:p>
          </draw:text-box>
        </draw:frame>
        <draw:frame draw:style-name="gr5" draw:layer="layout" svg:width="1.476cm" svg:height="1.029cm" svg:x="19.75cm" svg:y="3.75cm">
          <draw:text-box>
            <text:p>Sósav</text:p>
            <text:p>tartály</text:p>
          </draw:text-box>
        </draw:frame>
        <draw:line draw:style-name="gr6" draw:text-style-name="P1" draw:layer="layout" svg:x1="20cm" svg:y1="2.25cm" svg:x2="20cm" svg:y2="2.75cm">
          <text:p/>
        </draw:line>
        <draw:line draw:style-name="gr7" draw:text-style-name="P1" draw:layer="layout" svg:x1="20cm" svg:y1="2.25cm" svg:x2="13.5cm" svg:y2="2.25cm">
          <text:p/>
        </draw:line>
        <draw:rect draw:style-name="gr1" draw:text-style-name="P1" draw:layer="layout" svg:width="1.5cm" svg:height="2.5cm" svg:x="22.75cm" svg:y="10.75cm">
          <text:p/>
        </draw:rect>
        <draw:line draw:style-name="gr8" draw:text-style-name="P1" draw:layer="layout" svg:x1="11.5cm" svg:y1="11cm" svg:x2="23.25cm" svg:y2="11cm">
          <text:p/>
        </draw:line>
        <draw:line draw:style-name="gr9" draw:text-style-name="P1" draw:layer="layout" svg:x1="22.75cm" svg:y1="11.5cm" svg:x2="23.25cm" svg:y2="11cm">
          <text:p/>
        </draw:line>
        <draw:line draw:style-name="gr10" draw:text-style-name="P1" draw:layer="layout" svg:x1="23.25cm" svg:y1="13cm" svg:x2="10.5cm" svg:y2="13cm">
          <text:p/>
        </draw:line>
        <draw:line draw:style-name="gr9" draw:text-style-name="P1" draw:layer="layout" svg:x1="22.75cm" svg:y1="11.5cm" svg:x2="23.25cm" svg:y2="12cm">
          <text:p/>
        </draw:line>
        <draw:line draw:style-name="gr9" draw:text-style-name="P1" draw:layer="layout" svg:x1="22.75cm" svg:y1="12.5cm" svg:x2="23.25cm" svg:y2="12cm">
          <text:p/>
        </draw:line>
        <draw:line draw:style-name="gr9" draw:text-style-name="P1" draw:layer="layout" svg:x1="23.25cm" svg:y1="13cm" svg:x2="22.75cm" svg:y2="12.5cm">
          <text:p/>
        </draw:line>
        <draw:line draw:style-name="gr11" draw:text-style-name="P1" draw:layer="layout" svg:x1="23.75cm" svg:y1="11cm" svg:x2="25.5cm" svg:y2="11cm">
          <text:p/>
        </draw:line>
        <draw:line draw:style-name="gr12" draw:text-style-name="P1" draw:layer="layout" svg:x1="23.75cm" svg:y1="13cm" svg:x2="25.5cm" svg:y2="13cm">
          <text:p/>
        </draw:line>
        <draw:line draw:style-name="gr13" draw:text-style-name="P1" draw:layer="layout" svg:x1="23.75cm" svg:y1="11cm" svg:x2="24.25cm" svg:y2="11.5cm">
          <text:p/>
        </draw:line>
        <draw:line draw:style-name="gr13" draw:text-style-name="P1" draw:layer="layout" svg:x1="23.75cm" svg:y1="13cm" svg:x2="24.25cm" svg:y2="12.5cm">
          <text:p/>
        </draw:line>
        <draw:line draw:style-name="gr13" draw:text-style-name="P1" draw:layer="layout" svg:x1="23.75cm" svg:y1="12cm" svg:x2="24.25cm" svg:y2="12.5cm">
          <text:p/>
        </draw:line>
        <draw:line draw:style-name="gr13" draw:text-style-name="P1" draw:layer="layout" svg:x1="24.25cm" svg:y1="11.5cm" svg:x2="23.75cm" svg:y2="12cm">
          <text:p/>
        </draw:line>
        <draw:frame draw:style-name="gr14" draw:layer="layout" svg:width="2.75cm" svg:height="0.64cm" svg:x="22.75cm" svg:y="10cm">
          <draw:text-box>
            <text:p>1. hőcserélő</text:p>
          </draw:text-box>
        </draw:frame>
        <draw:circle draw:style-name="gr15" draw:text-style-name="P2" draw:layer="layout" svg:width="0.75cm" svg:height="0.75cm" svg:x="21.25cm" svg:y="10cm">
          <text:p text:style-name="P1"><text:span text:style-name="T1">T2</text:span></text:p>
        </draw:circle>
        <draw:line draw:style-name="gr9" draw:text-style-name="P1" draw:layer="layout" svg:x1="21.65cm" svg:y1="11cm" svg:x2="21.65cm" svg:y2="10.75cm">
          <text:p/>
        </draw:line>
        <draw:circle draw:style-name="gr15" draw:text-style-name="P2" draw:layer="layout" svg:width="0.75cm" svg:height="0.75cm" svg:x="21.25cm" svg:y="12cm">
          <text:p text:style-name="P1"><text:span text:style-name="T1">T1</text:span></text:p>
        </draw:circle>
        <draw:line draw:style-name="gr9" draw:text-style-name="P1" draw:layer="layout" svg:x1="21.65cm" svg:y1="13cm" svg:x2="21.65cm" svg:y2="12.75cm">
          <text:p/>
        </draw:line>
        <draw:line draw:style-name="gr16" draw:text-style-name="P1" draw:layer="layout" svg:x1="19.75cm" svg:y1="11cm" svg:x2="19.75cm" svg:y2="10cm">
          <text:p/>
        </draw:line>
        <draw:line draw:style-name="gr16" draw:text-style-name="P1" draw:layer="layout" svg:x1="19.75cm" svg:y1="10cm" svg:x2="13.5cm" svg:y2="10cm">
          <text:p/>
        </draw:line>
        <draw:line draw:style-name="gr17" draw:text-style-name="P1" draw:layer="layout" svg:x1="13.5cm" svg:y1="3.25cm" svg:x2="13.5cm" svg:y2="2.25cm">
          <text:p/>
        </draw:line>
        <draw:line draw:style-name="gr18" draw:text-style-name="P1" draw:layer="layout" svg:x1="13.5cm" svg:y1="11.25cm" svg:x2="13.5cm" svg:y2="12.75cm">
          <text:p/>
        </draw:line>
        <draw:line draw:style-name="gr19" draw:text-style-name="P1" draw:layer="layout" svg:x1="19.25cm" svg:y1="5.5cm" svg:x2="15cm" svg:y2="5.5cm">
          <text:p/>
        </draw:line>
        <draw:line draw:style-name="gr20" draw:text-style-name="P1" draw:layer="layout" svg:x1="19.75cm" svg:y1="13cm" svg:x2="19.75cm" svg:y2="12cm">
          <text:p/>
        </draw:line>
        <draw:line draw:style-name="gr21" draw:text-style-name="P1" draw:layer="layout" svg:x1="15cm" svg:y1="12cm" svg:x2="19.75cm" svg:y2="12cm">
          <text:p/>
        </draw:line>
        <draw:line draw:style-name="gr22" draw:text-style-name="P1" draw:layer="layout" svg:x1="15cm" svg:y1="10.25cm" svg:x2="15cm" svg:y2="10.75cm">
          <text:p/>
        </draw:line>
        <draw:circle draw:style-name="gr15" draw:text-style-name="P2" draw:layer="layout" svg:width="0.75cm" svg:height="0.75cm" svg:x="17.75cm" svg:y="4.5cm">
          <text:p text:style-name="P1"><text:span text:style-name="T1">pH1</text:span></text:p>
        </draw:circle>
        <draw:line draw:style-name="gr9" draw:text-style-name="P1" draw:layer="layout" svg:x1="18.15cm" svg:y1="5.5cm" svg:x2="18.15cm" svg:y2="5.25cm">
          <text:p/>
        </draw:line>
        <draw:rect draw:style-name="gr1" draw:text-style-name="P1" draw:layer="layout" svg:width="1.5cm" svg:height="2.5cm" svg:x="23cm" svg:y="15.75cm">
          <text:p/>
        </draw:rect>
        <draw:line draw:style-name="gr23" draw:text-style-name="P1" draw:layer="layout" svg:x1="11.5cm" svg:y1="16cm" svg:x2="23.5cm" svg:y2="16cm">
          <text:p/>
        </draw:line>
        <draw:line draw:style-name="gr9" draw:text-style-name="P1" draw:layer="layout" svg:x1="23cm" svg:y1="16.5cm" svg:x2="23.5cm" svg:y2="16cm">
          <text:p/>
        </draw:line>
        <draw:line draw:style-name="gr10" draw:text-style-name="P1" draw:layer="layout" svg:x1="23.5cm" svg:y1="18cm" svg:x2="10.5cm" svg:y2="18cm">
          <text:p/>
        </draw:line>
        <draw:line draw:style-name="gr9" draw:text-style-name="P1" draw:layer="layout" svg:x1="23cm" svg:y1="16.5cm" svg:x2="23.5cm" svg:y2="17cm">
          <text:p/>
        </draw:line>
        <draw:line draw:style-name="gr9" draw:text-style-name="P1" draw:layer="layout" svg:x1="23cm" svg:y1="17.5cm" svg:x2="23.5cm" svg:y2="17cm">
          <text:p/>
        </draw:line>
        <draw:line draw:style-name="gr9" draw:text-style-name="P1" draw:layer="layout" svg:x1="23.5cm" svg:y1="18cm" svg:x2="23cm" svg:y2="17.5cm">
          <text:p/>
        </draw:line>
        <draw:line draw:style-name="gr24" draw:text-style-name="P1" draw:layer="layout" svg:x1="24cm" svg:y1="16cm" svg:x2="25.75cm" svg:y2="16cm">
          <text:p/>
        </draw:line>
        <draw:line draw:style-name="gr25" draw:text-style-name="P1" draw:layer="layout" svg:x1="24cm" svg:y1="18cm" svg:x2="25.75cm" svg:y2="18cm">
          <text:p/>
        </draw:line>
        <draw:line draw:style-name="gr13" draw:text-style-name="P1" draw:layer="layout" svg:x1="24cm" svg:y1="16cm" svg:x2="24.5cm" svg:y2="16.5cm">
          <text:p/>
        </draw:line>
        <draw:line draw:style-name="gr13" draw:text-style-name="P1" draw:layer="layout" svg:x1="24cm" svg:y1="18cm" svg:x2="24.5cm" svg:y2="17.5cm">
          <text:p/>
        </draw:line>
        <draw:line draw:style-name="gr13" draw:text-style-name="P1" draw:layer="layout" svg:x1="24cm" svg:y1="17cm" svg:x2="24.5cm" svg:y2="17.5cm">
          <text:p/>
        </draw:line>
        <draw:line draw:style-name="gr13" draw:text-style-name="P1" draw:layer="layout" svg:x1="24.5cm" svg:y1="16.5cm" svg:x2="24cm" svg:y2="17cm">
          <text:p/>
        </draw:line>
        <draw:frame draw:style-name="gr14" draw:layer="layout" svg:width="2.75cm" svg:height="0.64cm" svg:x="23cm" svg:y="15cm">
          <draw:text-box>
            <text:p>2. hőcserélő</text:p>
          </draw:text-box>
        </draw:frame>
        <draw:circle draw:style-name="gr15" draw:text-style-name="P2" draw:layer="layout" svg:width="0.75cm" svg:height="0.75cm" svg:x="21.5cm" svg:y="15cm">
          <text:p text:style-name="P1"><text:span text:style-name="T1">T4</text:span></text:p>
        </draw:circle>
        <draw:line draw:style-name="gr9" draw:text-style-name="P1" draw:layer="layout" svg:x1="21.9cm" svg:y1="16cm" svg:x2="21.9cm" svg:y2="15.75cm">
          <text:p/>
        </draw:line>
        <draw:circle draw:style-name="gr15" draw:text-style-name="P2" draw:layer="layout" svg:width="0.75cm" svg:height="0.75cm" svg:x="21.5cm" svg:y="17cm">
          <text:p text:style-name="P1"><text:span text:style-name="T1">T3</text:span></text:p>
        </draw:circle>
        <draw:line draw:style-name="gr9" draw:text-style-name="P1" draw:layer="layout" svg:x1="21.9cm" svg:y1="18cm" svg:x2="21.9cm" svg:y2="17.75cm">
          <text:p/>
        </draw:line>
        <draw:line draw:style-name="gr26" draw:text-style-name="P1" draw:layer="layout" svg:x1="19.75cm" svg:y1="15cm" svg:x2="13.5cm" svg:y2="15cm">
          <text:p/>
        </draw:line>
        <draw:line draw:style-name="gr27" draw:text-style-name="P1" draw:layer="layout" svg:x1="19.75cm" svg:y1="18cm" svg:x2="19.75cm" svg:y2="17cm">
          <text:p/>
        </draw:line>
        <draw:line draw:style-name="gr28" draw:text-style-name="P1" draw:layer="layout" svg:x1="13.5cm" svg:y1="13.25cm" svg:x2="13.5cm" svg:y2="15cm">
          <text:p/>
        </draw:line>
        <draw:line draw:style-name="gr22" draw:text-style-name="P1" draw:layer="layout" svg:x1="15cm" svg:y1="11.25cm" svg:x2="15cm" svg:y2="12.75cm">
          <text:p/>
        </draw:line>
        <draw:line draw:style-name="gr29" draw:text-style-name="P1" draw:layer="layout" svg:x1="15cm" svg:y1="13.25cm" svg:x2="15cm" svg:y2="14.75cm">
          <text:p/>
        </draw:line>
        <draw:line draw:style-name="gr30" draw:text-style-name="P1" draw:layer="layout" svg:x1="19.75cm" svg:y1="17cm" svg:x2="15cm" svg:y2="17cm">
          <text:p/>
        </draw:line>
        <draw:circle draw:style-name="gr15" draw:text-style-name="P2" draw:layer="layout" svg:width="0.75cm" svg:height="0.75cm" svg:x="17.75cm" svg:y="1.25cm">
          <text:p text:style-name="P1"><text:span text:style-name="T1">pH2</text:span></text:p>
        </draw:circle>
        <draw:line draw:style-name="gr9" draw:text-style-name="P1" draw:layer="layout" svg:x1="18.15cm" svg:y1="2.25cm" svg:x2="18.15cm" svg:y2="2cm">
          <text:p/>
        </draw:line>
        <draw:line draw:style-name="gr31" draw:text-style-name="P1" draw:layer="layout" svg:x1="11.5cm" svg:y1="12.75cm" svg:x2="11.5cm" svg:y2="11cm">
          <text:p/>
        </draw:line>
        <draw:line draw:style-name="gr32" draw:text-style-name="P1" draw:layer="layout" svg:x1="11.5cm" svg:y1="16cm" svg:x2="11.5cm" svg:y2="13.25cm">
          <text:p/>
        </draw:line>
        <draw:line draw:style-name="gr33" draw:text-style-name="P1" draw:layer="layout" svg:x1="10.5cm" svg:y1="13cm" svg:x2="10.5cm" svg:y2="18cm">
          <text:p/>
        </draw:line>
        <draw:frame draw:style-name="gr14" draw:layer="layout" svg:width="1.159cm" svg:height="0.64cm" svg:x="18.35cm" svg:y="9.26cm">
          <draw:text-box>
            <text:p>V3</text:p>
          </draw:text-box>
        </draw:frame>
        <draw:frame draw:style-name="gr14" draw:layer="layout" svg:width="1.159cm" svg:height="0.64cm" svg:x="16cm" svg:y="11.26cm">
          <draw:text-box>
            <text:p>V4</text:p>
          </draw:text-box>
        </draw:frame>
        <draw:frame draw:style-name="gr14" draw:layer="layout" svg:width="1.159cm" svg:height="0.64cm" svg:x="18.391cm" svg:y="11.31cm">
          <draw:text-box>
            <text:p>V1</text:p>
          </draw:text-box>
        </draw:frame>
        <draw:frame draw:style-name="gr14" draw:layer="layout" svg:width="1.159cm" svg:height="0.64cm" svg:x="16cm" svg:y="13.26cm">
          <draw:text-box>
            <text:p>V2</text:p>
          </draw:text-box>
        </draw:frame>
        <draw:frame draw:style-name="gr14" draw:layer="layout" svg:width="1.159cm" svg:height="0.64cm" svg:x="18.45cm" svg:y="14.3cm">
          <draw:text-box>
            <text:p>V7</text:p>
          </draw:text-box>
        </draw:frame>
        <draw:frame draw:style-name="gr14" draw:layer="layout" svg:width="1.159cm" svg:height="0.64cm" svg:x="18.45cm" svg:y="16.31cm">
          <draw:text-box>
            <text:p>V5</text:p>
          </draw:text-box>
        </draw:frame>
        <draw:frame draw:style-name="gr14" draw:layer="layout" svg:width="1.159cm" svg:height="0.64cm" svg:x="16.091cm" svg:y="16.26cm">
          <draw:text-box>
            <text:p>V8</text:p>
          </draw:text-box>
        </draw:frame>
        <draw:frame draw:style-name="gr14" draw:layer="layout" svg:width="1.159cm" svg:height="0.64cm" svg:x="16.091cm" svg:y="18.36cm">
          <draw:text-box>
            <text:p>V6</text:p>
          </draw:text-box>
        </draw:frame>
        <draw:line draw:style-name="gr34" draw:text-style-name="P1" draw:layer="layout" svg:x1="2.25cm" svg:y1="18cm" svg:x2="3.55cm" svg:y2="18cm">
          <text:p/>
        </draw:line>
        <draw:line draw:style-name="gr35" draw:text-style-name="P1" draw:layer="layout" svg:x1="4.25cm" svg:y1="18cm" svg:x2="4.25cm" svg:y2="13cm">
          <text:p/>
        </draw:line>
        <draw:line draw:style-name="gr36" draw:text-style-name="P1" draw:layer="layout" svg:x1="2.25cm" svg:y1="11cm" svg:x2="11.5cm" svg:y2="11cm">
          <text:p/>
        </draw:line>
        <draw:line draw:style-name="gr9" draw:text-style-name="P1" draw:layer="layout" svg:x1="4cm" svg:y1="16.5cm" svg:x2="4.25cm" svg:y2="16.5cm">
          <text:p/>
        </draw:line>
        <draw:circle draw:style-name="gr15" draw:text-style-name="P2" draw:layer="layout" svg:width="0.75cm" svg:height="0.75cm" svg:x="3.25cm" svg:y="16.15cm">
          <text:p text:style-name="P1"><text:span text:style-name="T1">P3</text:span></text:p>
        </draw:circle>
        <draw:circle draw:style-name="gr15" draw:text-style-name="P2" draw:layer="layout" svg:width="0.75cm" svg:height="0.75cm" svg:x="3.25cm" svg:y="14.75cm">
          <text:p text:style-name="P1"><text:span text:style-name="T1">T5</text:span></text:p>
        </draw:circle>
        <draw:line draw:style-name="gr9" draw:text-style-name="P1" draw:layer="layout" svg:x1="4cm" svg:y1="15.1cm" svg:x2="4.25cm" svg:y2="15.1cm">
          <text:p/>
        </draw:line>
        <draw:frame draw:style-name="gr37" draw:layer="layout" svg:width="1.349cm" svg:height="0.64cm" svg:x="5cm" svg:y="14.5cm">
          <draw:text-box>
            <text:p>P4</text:p>
          </draw:text-box>
        </draw:frame>
        <draw:frame draw:style-name="gr38" draw:layer="layout" svg:width="2.75cm" svg:height="1.029cm" svg:x="2.75cm" svg:y="18.61cm">
          <draw:text-box>
            <text:p>Szivattyú gépház</text:p>
          </draw:text-box>
        </draw:frame>
        <draw:rect draw:style-name="gr1" draw:text-style-name="P1" draw:layer="layout" svg:width="0.5cm" svg:height="0.75cm" svg:x="13.25cm" svg:y="3.25cm">
          <text:p/>
        </draw:rect>
        <draw:line draw:style-name="gr39" draw:text-style-name="P1" draw:layer="layout" svg:x1="13.5cm" svg:y1="4cm" svg:x2="13.5cm" svg:y2="10.75cm">
          <text:p/>
        </draw:line>
        <draw:line draw:style-name="gr40" draw:text-style-name="P1" draw:layer="layout" svg:x1="13.25cm" svg:y1="4cm" svg:x2="13.75cm" svg:y2="3.25cm">
          <text:p/>
        </draw:line>
        <draw:line draw:style-name="gr41" draw:text-style-name="P1" draw:layer="layout" svg:x1="10.5cm" svg:y1="13cm" svg:x2="4.25cm" svg:y2="13cm">
          <text:p/>
        </draw:line>
        <draw:frame draw:style-name="gr14" draw:layer="layout" svg:width="1.159cm" svg:height="0.64cm" svg:x="15.4cm" svg:y="6.51cm">
          <draw:text-box>
            <text:p>SZ1</text:p>
          </draw:text-box>
        </draw:frame>
        <draw:circle draw:style-name="gr15" draw:text-style-name="P2" draw:layer="layout" svg:width="0.75cm" svg:height="0.75cm" svg:x="7.75cm" svg:y="12cm">
          <text:p text:style-name="P1"><text:span text:style-name="T1">M4</text:span></text:p>
        </draw:circle>
        <draw:line draw:style-name="gr9" draw:text-style-name="P1" draw:layer="layout" svg:x1="8.15cm" svg:y1="13cm" svg:x2="8.15cm" svg:y2="12.75cm">
          <text:p/>
        </draw:line>
        <draw:circle draw:style-name="gr15" draw:text-style-name="P2" draw:layer="layout" svg:width="0.75cm" svg:height="0.75cm" svg:x="9.5cm" svg:y="12cm">
          <text:p text:style-name="P1"><text:span text:style-name="T1">P1</text:span></text:p>
        </draw:circle>
        <draw:line draw:style-name="gr9" draw:text-style-name="P1" draw:layer="layout" svg:x1="9.9cm" svg:y1="13cm" svg:x2="9.9cm" svg:y2="12.75cm">
          <text:p/>
        </draw:line>
        <draw:circle draw:style-name="gr15" draw:text-style-name="P2" draw:layer="layout" svg:width="0.75cm" svg:height="0.75cm" svg:x="9.5cm" svg:y="10cm">
          <text:p text:style-name="P1"><text:span text:style-name="T1">P2</text:span></text:p>
        </draw:circle>
        <draw:line draw:style-name="gr9" draw:text-style-name="P1" draw:layer="layout" svg:x1="9.9cm" svg:y1="11cm" svg:x2="9.9cm" svg:y2="10.75cm">
          <text:p/>
        </draw:line>
        <draw:line draw:style-name="gr42" draw:text-style-name="P1" draw:layer="layout" svg:x1="19.75cm" svg:y1="16cm" svg:x2="19.75cm" svg:y2="15cm">
          <text:p/>
        </draw:line>
        <draw:line draw:style-name="gr22" draw:text-style-name="P1" draw:layer="layout" svg:x1="15cm" svg:y1="5.5cm" svg:x2="15cm" svg:y2="9.75cm">
          <text:p/>
        </draw:line>
        <draw:line draw:style-name="gr22" draw:text-style-name="P1" draw:layer="layout" svg:x1="15cm" svg:y1="15.25cm" svg:x2="15cm" svg:y2="15.75cm">
          <text:p/>
        </draw:line>
        <draw:line draw:style-name="gr22" draw:text-style-name="P1" draw:layer="layout" svg:x1="15cm" svg:y1="16.25cm" svg:x2="15cm" svg:y2="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draw:stroke-dash draw:name="Dash_20_4" draw:display-name="Dash 4" draw:style="rect" draw:dots1="1" draw:dots1-length="0.02cm" draw:dots2="1" draw:dots2-length="0.02cm" draw:distance="0.02cm"/>
    <draw:stroke-dash draw:name="Fine_20_Dashed_20__28_var_29_" draw:display-name="Fine Dashed (var)" draw:style="rect" draw:dots2="1" draw:distance="20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saba Gellei</meta:initial-creator>
    <meta:creation-date>2020-12-14T12:34:53.49</meta:creation-date>
    <dc:date>2020-12-16T13:11:48.48</dc:date>
    <dc:creator>Csaba Gellei</dc:creator>
    <meta:editing-duration>PT4H27M54S</meta:editing-duration>
    <meta:editing-cycles>21</meta:editing-cycles>
    <meta:generator>OpenOffice/4.1.7$Win32 OpenOffice.org_project/417m1$Build-9800</meta:generator>
    <meta:document-statistic meta:object-count="96"/>
  </office:meta>
</office:document-meta>
</file>